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ответы по теме Wordpress 1. Что ето 2. Зачем нужно 3. Как использовать 4. Из чего состоит 5. Ключевые понятий, концепции</text:p>
      <text:p text:style-name="Standard">ChatGPT</text:p>
      <text:p text:style-name="P1">ChatGPT</text:p>
      <text:p text:style-name="Text_20_body">Конечно, вот краткие ответы на ваши вопросы по теме WordPress:</text:p>
      <text:list xml:id="list8123229067468646713" text:style-name="L1">
        <text:list-item>
          <text:p text:style-name="P2"><text:span text:style-name="Strong_20_Emphasis">Что это?</text:span> WordPress — это система управления контентом (CMS), предназначенная для создания и управления веб-сайтами. Она разработана на языке программирования PHP и использует базу данных MySQL.</text:p>
        </text:list-item>
        <text:list-item>
          <text:p text:style-name="P2"><text:span text:style-name="Strong_20_Emphasis">Зачем нужно?</text:span> WordPress обеспечивает простой способ создания и управления веб-сайтами без необходимости знания программирования. Он позволяет быстро развернуть сайт и легко его обновлять и расширять с помощью различных плагинов и тем.</text:p>
        </text:list-item>
        <text:list-item>
          <text:p text:style-name="P2"><text:span text:style-name="Strong_20_Emphasis">Как использовать?</text:span> Для использования WordPress вам необходимо установить его на веб-хостинг или локальный сервер. Затем вы можете создавать страницы, добавлять контент, устанавливать темы и плагины для настройки внешнего вида и функциональности вашего сайта.</text:p>
        </text:list-item>
        <text:list-item>
          <text:p text:style-name="P2"><text:span text:style-name="Strong_20_Emphasis">Из чего состоит?</text:span> WordPress состоит из ядра (core), которое включает основной функционал CMS, такой как управление пользователями, публикация контента и управление темами и плагинами. Также к WordPress могут добавляться темы (themes) для изменения внешнего вида сайта и плагины (plugins) для добавления дополнительной функциональности.</text:p>
        </text:list-item>
        <text:list-item>
          <text:p text:style-name="P2"><text:span text:style-name="Strong_20_Emphasis">Ключевые понятия, концепции</text:span></text:p>
          <text:list>
            <text:list-item>
              <text:p text:style-name="P3">Темы (Themes): Определяют внешний вид и макет вашего сайта.</text:p>
            </text:list-item>
            <text:list-item>
              <text:p text:style-name="P3">Плагины (Plugins): Добавляют дополнительную функциональность к вашему сайту, например, контактные формы, SEO-оптимизацию и многое другое.</text:p>
            </text:list-item>
            <text:list-item>
              <text:p text:style-name="P3">Посты (Posts) и Страницы (Pages): Основные типы контента на сайте, посты обычно используются для блога, а страницы для статического контента.</text:p>
            </text:list-item>
            <text:list-item>
              <text:p text:style-name="P3">Административная панель (Admin Dashboard): Интерфейс управления сайтом, доступный после входа в систему для управления содержимым и настройками сайта.</text:p>
            </text:list-item>
            <text:list-item>
              <text:p text:style-name="P2">Хуки и Фильтры (Hooks and Filters): Используются для расширения функциональности WordPress путем внедрения пользовательского кода до, во время или после выполнения определенных действий.</text:p>
            </text:list-item>
          </text:list>
        </text:list-item>
      </text:list>
      <text:p text:style-name="Text_20_body">Это основные концепции WordPress, которые помогут вам начать работу с этой CM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4-05-01T20:54:31.77</dc:date>
    <meta:document-statistic meta:table-count="0" meta:image-count="0" meta:object-count="0" meta:page-count="1" meta:paragraph-count="15" meta:word-count="277" meta:character-count="2011"/>
    <dc:creator>Dima Wide</dc:creator>
    <meta:user-defined meta:name="Info 1"/>
    <meta:user-defined meta:name="Info 2"/>
    <meta:user-defined meta:name="Info 3"/>
    <meta:user-defined meta:name="Info 4"/>
  </office:meta>
</office:document-meta>
</file>